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0e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 17/01/2022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09:30:03.915705774</meta:creation-date>
    <dc:date>2022-01-17T19:38:16.388569004</dc:date>
    <meta:editing-duration>PT5H30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